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Liberation Serif2" svg:font-family="'Liberation Serif'"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line-height="200%" fo:text-indent="0in" style:auto-text-indent="false"/>
    </style:style>
    <style:style style:name="P2" style:family="paragraph" style:parent-style-name="Standard" style:master-page-name="Standard">
      <style:paragraph-properties fo:margin-left="0in" fo:margin-right="0in" fo:line-height="200%" fo:text-indent="0in" style:auto-text-indent="false" style:page-number="auto"/>
    </style:style>
    <style:style style:name="T1" style:family="text">
      <style:text-properties style:font-name="Liberation Serif" style:font-name-complex="Liberation Serif2"/>
    </style:style>
    <style:style style:name="T2" style:family="text">
      <style:text-properties style:font-name="Liberation Serif" fo:font-style="italic" style:font-style-asian="italic" style:font-name-complex="Liberation Serif2" style:font-style-complex="italic"/>
    </style:style>
    <style:style style:name="T3" style:family="text">
      <style:text-properties style:font-name="Liberation Serif" fo:font-style="normal" style:font-style-asian="normal" style:font-name-complex="Liberation Serif2" style:font-style-complex="normal"/>
    </style:style>
    <style:style style:name="T4" style:family="text">
      <style:text-properties style:font-name="Liberation Serif" fo:font-style="normal" style:text-underline-style="none" style:font-style-asian="normal" style:font-name-complex="Liberation Serif2" style:font-style-complex="normal"/>
    </style:style>
    <style:style style:name="T5" style:family="text">
      <style:text-properties style:font-name="Liberation Serif" fo:language="es" fo:country="MX" fo:font-style="italic" style:font-style-asian="italic" style:font-name-complex="Liberation Serif2" style:font-style-complex="italic"/>
    </style:style>
    <style:style style:name="T6" style:family="text">
      <style:text-properties style:font-name="Liberation Serif" fo:language="es" fo:country="MX" fo:font-style="normal" style:font-style-asian="normal" style:font-name-complex="Liberation Serif2" style:font-style-complex="normal"/>
    </style:style>
    <style:style style:name="T7" style:family="text">
      <style:text-properties fo:language="es" fo:country="MX"/>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ext:tab/>Leora awoke on cloud nine, feeling a sense of such extreme comfort that she wasn't at all accustomed to. She didn't want to get out of bed, but she knew it was best to wash her skin sooner rather than later. The bat normally would've slept nude, as most animals did, but she'd passed out the night before, and so her clothes had irritated the bandaging on her arms. Hence, she stripped down now to cleanse herself, stepping into the nursery's dedicated washroom: a feature deemed necessary to all of the living quarters in the manor. Leora felt her way along the new surroundings with an outreached claw, supplementing her echolocation, until she came across what felt like a sheet of cold glass. "A mirror. Not the kind that I need, unfortunately," she said to herself. A typical light-mirror would be useless; she needed an acoustic mirror to bounce sound off of herself, to make a picture. Before starting, Leora swiftly cleaned her mitts in the sink's water, setting a washcloth upon it for later use. Sighing, the bat began to slowly peel off the gauze wrapped over her arms, flinching as it unstuck from her flesh. When finished, she disposed of the gauze in a bin, softly tracing a line over her arms to inspect for damage, and satisfyingly found none left. Her final act then was to wipe down with the washcloth, cleaning away any blood or other remnants. All-in-all, she was relieved to have the issue dealt with before her father had a chance to notice she was hiding her arms.</text:span></text:p>
      <text:p text:style-name="P1"><text:span text:style-name="T1"><text:tab/>Satisfied, Leora went downstairs to drink some of the blood carried on the trip and stored in the freezer in the kitchen. She was the first to leave her quarters, though she caught sounds of her father in his room on the way to eat. The manor itself was </text:span><text:span text:style-name="T2">very</text:span><text:span text:style-name="T1"> open, as Lucius had briefly mentioned on the way in, and most walls seemed to welcome in the sunlight with apparent glee, a fact she secretly despised, wishing to embrace a bat's natural sleep cycle and refrain from waking at such a daylight hour. However, the sun's saving grace was its coveted heat that washed over her body, caressing every region of her being and relaxing her mind. Hungrily, Leora started a burner on the kitchen stove, setting a poured cup of owl's blood atop it to return to an edible temperature, and taking a seat at the dining table to await her meal.</text:span></text:p>
      <text:p text:style-name="P1"><text:span text:style-name="T1"><text:tab/>Lucius, meanwhile, began to rouse from a slumber of his own, sitting up in bed with a calm, collected head atop his shoulders. He looked over to his nightstand, where a picture of his parents stood framed. On the left of the portrait was a proud lion dressed in a brown leather suit, his arm resting on the shoulder of a tigress in a silk brown dress, both smiling with joy. It was their wedding day. The cat smiled, figuring his parents would be proud of his material wealth, and more importantly, of his hospitality. He figured a good host should keep watch of his guests, and so he arose, well-rested, and after a quick respite in the restroom, ventured downstairs as well, finding Leora at the time she turned off the burner. Lux was quickly growing fond of his new friend, and so he was determined now to inquire more of her.</text:span></text:p>
      <text:p text:style-name="P1"><text:span text:style-name="T1"><text:tab/>Similarly, Leora desired to know more of the feline who looked upon her without judgment, an occurrence she'd not experienced outside of her father and the buffalo tribe she grew up in the midst of. She grabbed the hot cup and set it on the table, waiting for it to cool enough to drink, the liquid emanating the unmistakable, inescapable aroma of iron. </text:span></text:p>
      <text:p text:style-name="P1"><text:span text:style-name="T1"><text:tab/>As Lucius smiled at her, beginning to prepare his own meal, he broke into conversation. "Did my dearest tenant enjoy the comforts of her bedding?" he asked coyly.</text:span></text:p>
      <text:p text:style-name="P1"><text:span text:style-name="T1"><text:tab/>“Oh, certainly, Lucius, thank you for letting my father and I stay somewhere safe.”</text:span></text:p>
      <text:p text:style-name="P1"><text:span text:style-name="T1"><text:tab/>“Of course, make yourself at home, Ms. Carnegie,” Lux added, as he began to make a cook a huge egg laid by one of his servants, a hen whom he paid and kept on his land. The domain of ethics to which he adhered was utilitarian, and it was an outlook shared by the locals, especially the carnivorous peoples who found food and materials much less of a hassle to acquire through trade, rather than violence. </text:span></text:p>
      <text:p text:style-name="P1"><text:span text:style-name="T1"><text:tab/>Coincidentally, the source of his food happened to enter the dining room, curtsying to Lux with a grin. "Morning milord! How cooks the breakfast, sir?" the hen queried, before taking notice of the new guest. "Ah, and you have company for once in a blue moon! Greetings, darling, and what might your name be?"</text:span></text:p>
      <text:p text:style-name="P1"><text:span text:style-name="T1"><text:tab/>"I am Leora Carnegie, son of Aneurin. It's a pleasure to meet you, </text:span><text:span text:style-name="T2">miss?</text:span><text:span text:style-name="T1">"</text:span></text:p>
      <text:p text:style-name="P1"><text:span text:style-name="T1"><text:tab/>"Gwendolyn Lori - laying hen to this here master of the house, milady."</text:span></text:p>
      <text:p text:style-name="P1"><text:span text:style-name="T1"><text:tab/>"</text:span><text:span text:style-name="T2">Milady?</text:span><text:span text:style-name="T1"> You're too kind, Gwendolyn."</text:span></text:p>
      <text:p text:style-name="P1"><text:span text:style-name="T1"><text:tab/>Aneurin finally descended, looking exhausted but proud of himself, catching a more concerned glance from Gwen.</text:span></text:p>
      <text:p text:style-name="P1"><text:span text:style-name="T1"><text:tab/>"Oh milord, forgive my distracted nature, but I came to inform you of less savory visitors at the gate. </text:span><text:span text:style-name="T2">Huntsmen</text:span><text:span text:style-name="T1"> wish to speak to you."</text:span></text:p>
      <text:p text:style-name="P1"><text:span text:style-name="T1"><text:tab/>"Yes, of course they do. You'll wait here for me, and when I go to confront the gentlemen, you'll not speak a word of either of our guests, Gwen. How many are there this time; are they armed?"</text:span></text:p>
      <text:p text:style-name="P1"><text:span text:style-name="T1"><text:tab/>"Diez - ten - with claymores."</text:span></text:p>
      <text:p text:style-name="P1"><text:span text:style-name="T1"><text:tab/>"Pity: they sent men with guns for Mr. Carnegie here," he retorted, gesturing to Aneurin, "tend to my dinner and see to the company. This won't take long." Lucius leaped upstairs, throwing on wool garments dyed red and ironed flat, wrapping a full leather cloak around himself and equipping his family pistol. He hopped back downstairs and began to walk towards the entrance of the manor, satisfied that he looked properly intimidating in his veil. The cat had never fought with a sword before, nor did he plan to start, hoping instead to be diplomatically intimidating and brandish his firearm if needed. If a fight broke out, he'd need to rely on the live-in help to defend him, for a brawl was one of his weak-points. He'd fashioned a long overhang from the manor across the moat which surrounded his property specifically for such occasions, and now he used it to leap forward and over the waters, landing at the feet of the soldiers, who surprisingly said little of his stunt.</text:span></text:p>
      <text:p text:style-name="P1"><text:span text:style-name="T1"><text:tab/>Lucius noticed an odd figure out of the bunch – a </text:span><text:span text:style-name="T2">grey parrot.</text:span><text:span text:style-name="T3"> Such birds were the common translators for the Huntsmen, bearing an oily green badge on the shoulder of their light raiment that set them apart from the metallic ranks, and ascribing them to neutrality. The leader of the troop was a crow with a golden badge, who spoke in a polite-sounding, enthusiastic voice. <text:tab/></text:span><text:span text:style-name="T5">“¿Hola, senor. Como esta, usted?”</text:span><text:span text:style-name="T6"> asked the crow, the translator stepping up.</text:span></text:p>
      <text:p text:style-name="P1"><text:span text:style-name="T3"><text:tab/>“Hello, sir. How are you?” the parrot clarified.</text:span></text:p>
      <text:p text:style-name="P1"><text:span text:style-name="T6"><text:tab/>“No need, linguist, </text:span><text:span text:style-name="T5">pero gracias. Mas-o-menos, amigo. </text:span><text:bookmark-start text:name="__DdeLink__124_1820444048"/><text:span text:style-name="T5">¿</text:span><text:bookmark-end text:name="__DdeLink__124_1820444048"/><text:span text:style-name="T5">Y usted?</text:span><text:span text:style-name="T6">” inquired Lucius, who’d picked up some linguistic capabilities from the manor.</text:span></text:p>
      <text:p text:style-name="P1"><text:span text:style-name="T3"><text:tab/></text:span><text:span text:style-name="T2">“Muy bien. Yo quero hablar con ti!”</text:span></text:p>
      <text:p text:style-name="P1"><text:span text:style-name="T2"><text:tab/>“Por que?”</text:span><text:span text:style-name="T3"> asked the cat.</text:span></text:p>
      <text:p text:style-name="P1"><text:span text:style-name="T3"><text:tab/></text:span><text:span text:style-name="T2">“Tienes nuestro fugitivo, camarada.”</text:span><text:span text:style-name="T3"> the crow replied, in a worried, rather then accusatory inflection.</text:span></text:p>
      <text:p text:style-name="P1"><text:span text:style-name="T3"><text:tab/></text:span><text:span text:style-name="T2">“</text:span><text:span text:style-name="T5">¿Si?”</text:span></text:p>
      <text:p text:style-name="P1"><text:span text:style-name="T5"><text:tab/>“Si, senor. El es muy peligroso. Nosotros vamos salvamento ti!”</text:span></text:p>
      <text:p text:style-name="P1"><text:span text:style-name="T5"><text:tab/>“¿De quien ?”</text:span></text:p>
      <text:p text:style-name="P1"><text:soft-page-break/><text:span text:style-name="T5"><text:tab/>“Aneurin Carnegie. Nosotros miramos el hombre entrar a tu casa, compadre.”</text:span></text:p>
      <text:p text:style-name="P1"><text:span text:style-name="T6"><text:tab/>Lucius reluctantly let the crow inside his domain, followed by the soldiers, in order to “secure” his property. He went ahead of them, of course, making sure to lead them through the servant quarters, rather then any of his own living space where the Carnegies resided. At the same time, he made notes on the troops sent to him this time, as they lacked the vile nature he’d came to expect. Perhaps, Lux thought to himself, the Huntsmen had learned the value of diplomacy, or maybe he was simply lucky today not to run into a similar vehicle of destruction as those responsible for a new ghost-town. Either way, it was a welcomed respite from the countless instances of inanimality that he had more then once had to defend <text:s/>his people against. As the party continued to slowly comb the halls, asking the live-ins questions with the aid of Lucius and the parrot’s translations, Gwendolyn came out to the boardinghouse, looking disturbed yet composed, meeting up with Lucius &amp; the crow’s men back at the building’s entrance, just as they had finished their inspection.</text:span></text:p>
      <text:p text:style-name="P1"><text:span text:style-name="T6"><text:tab/>“Milord, might I steal you away from the guests </text:span><text:span text:style-name="T5">pero para uno momento</text:span><text:span text:style-name="T6">?” she requested before the crow’s immediate interjection.</text:span></text:p>
      <text:p text:style-name="P1"><text:span text:style-name="T6"><text:tab/></text:span><text:span text:style-name="T5">“Que una senora bonita! ¿Como se llamas?”</text:span><text:span text:style-name="T6"> The crow flattered Gwen.</text:span></text:p>
      <text:p text:style-name="P1"><text:span text:style-name="T6"><text:tab/></text:span><text:span text:style-name="T5">“Oh! Muchas gracias, senor. Me llamo Gwendolyn, servidora de milord. ¿Y usted?”</text:span></text:p>
      <text:p text:style-name="P1"><text:span text:style-name="T6"><text:tab/></text:span><text:span text:style-name="T5">“Encantado de conocerte, mi dama. Me llamo Panama, milady,”</text:span><text:span text:style-name="T6"> spoke the crow, taking the hen’s feathery hand in his and raising it to his lips to kiss it affectionately.</text:span></text:p>
      <text:p text:style-name="P1"><text:span text:style-name="T6"><text:tab/></text:span><text:span text:style-name="T5">“Encantada igualmente, senor.”</text:span><text:span text:style-name="T6"> replied Gwendolyn, beginning to blush subtly as she gently lowered her hand to her face, being shorter then the proud crow.</text:span></text:p>
      <text:p text:style-name="P1"><text:span text:style-name="T6"><text:tab/></text:span><text:span text:style-name="T5">“¿Tu desear hablar con mi?”</text:span><text:span text:style-name="T6"> asked Lucius, steering Gwendolyn back on-topic.</text:span></text:p>
      <text:p text:style-name="P1"><text:span text:style-name="T6"><text:tab/></text:span><text:span text:style-name="T3">“Oh, yes, my apologies. I wished to know how long </text:span><text:span text:style-name="T2">all</text:span><text:span text:style-name="T3"> our guests would be staying – what accommodations should I prepare?” she asked.</text:span></text:p>
      <text:p text:style-name="P1"><text:span text:style-name="T3"><text:tab/>“I believe that will mostly be a task for myself, Gwen, though the aptitude is not unappreciated,” assured Lucius, turning to the translator. “Do you plan on returning as envoys of your government, gentlemen? Assuming future meetings are as pleasant, I see no reason not to have </text:span><text:span text:style-name="T2">you</text:span><text:span text:style-name="T3"> be the ones to nag me over your more contemptible brothers and sisters in arms.” The feline chose to revert to his native tongue now to foster a pleasant goodbye, tired mentally of translating into something resembling eloquent speech. The translator simply put up his talon in a gesture of acknowledgment, turning to Panama.</text:span></text:p>
      <text:p text:style-name="P1"><text:span text:style-name="T3"><text:tab/>“¿Nosotros vamos a la casa de nuevo, Panama? Senor Lucius le gustas.” The parrot asked if he and Panama would be returning to the house, noting that Lucius enjoyed their company. <text:tab/>The crow winked at Gwen, then faced Lux with a gentle smile. “</text:span><text:span text:style-name="T2">Si, amigo! Nosotros vamos a ti de nuevo!</text:span><text:span text:style-name="T3">” The cat and the crow shook paw and talon, and Lux permitted his clearly enamored servant hen to escort Panama and his men out of the manor grounds. He himself returned to the dining room to find an omelet under a heat-lamp and two well-fed guests awaiting him, calmly taking to his breakfast as the bat and goat sat in deep conversation, unaware of him.</text:span></text:p>
      <text:p text:style-name="P1"><text:span text:style-name="T3"><text:tab/>“When can I see auntie again, daddy? Shouldn’t we let her know we’re safe?”</text:span></text:p>
      <text:p text:style-name="P1"><text:span text:style-name="T3"><text:tab/>“I suppose we could visit her, maybe stay in her domain for but a while. There isn’t much in the way of a neutral zone left in this region of the world for us to hide in, after all.”</text:span></text:p>
      <text:p text:style-name="P1"><text:span text:style-name="T3"><text:tab/>Leora sighed, playing with her hair. “You and everyone in that town always hated the interracial governments.”</text:span></text:p>
      <text:p text:style-name="P1"><text:span text:style-name="T3"><text:tab/>“As I’ve said before: the best candidate to rule the roost is from the birds who have a stake in it. Cat and dog can no more claim to understand the best interests of one-another anymore then a man and a woman might. The most efficient, reasonable domains I’ve always found to be homogeneous, small communities without the influence of fat-cats!”</text:span></text:p>
      <text:p text:style-name="P1"><text:span text:style-name="T3"><text:tab/>“</text:span><text:span text:style-name="T2">Ahem,”</text:span><text:span text:style-name="T3"> interrupted Lux, making his presence known, startling Aneurin and prompting a giggle from Leora.</text:span></text:p>
      <text:p text:style-name="P1"><text:span text:style-name="T3"><text:tab/>“Oh, Lucius, my sincerest apologies – I didn’t know you were there, or otherwise I -”</text:span></text:p>
      <text:p text:style-name="P1"><text:span text:style-name="T3"><text:tab/>“Is that how you teach your daughter to speak?”</text:span></text:p>
      <text:p text:style-name="P1"><text:span text:style-name="T3"><text:tab/>“Well, I-”</text:span></text:p>
      <text:p text:style-name="P1"><text:span text:style-name="T3"><text:tab/>“Many of us came out from the grasp of bureaucracy to settle in independent territories, Aneurin. I for one was born here. I can stand for the idea of self-determination, but don’t misconstrue that as a notion that we can’t co-exist, you and I, on the same grounds. I won’t tolerate a slur to my kind while you’re permitted to leech off my food and bed. Is that </text:span><text:span text:style-name="T2">clear?</text:span><text:span text:style-name="T3">”</text:span></text:p>
      <text:p text:style-name="P1"><text:span text:style-name="T3"><text:tab/>“Understood. I am sorry,” Aneurin replied solemnly, heading back upstairs as Leora silently watched the two with a tinge of fear and embarrassment, attempting to cover her face with her hair, whilst Lux approached her calmly.</text:span></text:p>
      <text:p text:style-name="P1"><text:span text:style-name="T3"><text:tab/>“Now then, does Twinleaf have access to a telegram?”</text:span></text:p>
      <text:p text:style-name="P1"><text:span text:style-name="T3"><text:tab/>“Yes, my aunt works for the Unidad ; she had a line installed so she could consult for them on altruistic projects in need of her expertise. Daddy always spoke with her over letter though, so it wouldn’t be as easy to link us together.”</text:span></text:p>
      <text:p text:style-name="P1"><text:span text:style-name="T3"><text:tab/>“Well, it’ll please you to know that will no longer be an obstacle, dear. Do you or your father have a key to provide me, as well as her address of course? I possess a line myself</text:span><text:span text:style-name="T4">.</text:span><text:span text:style-name="T3">”</text:span></text:p>
      <text:p text:style-name="P1"><text:span text:style-name="T3"><text:tab/>“Yes, I have the key and address to contact her should anything have happened to my father,” she replied, perking up with a look of childlike excitement on her face.</text:span></text:p>
      <text:p text:style-name="P1"><text:span text:style-name="T3"><text:tab/>“Then how do the kits say it these days? Knock yourself out? I’ll show you to my office where it’s setup, along with how to use if it need be, and then you’re free to talk as much as you like on it as time and business permits,” Lucius offered, giving her a warm smile as he set his paw upon her shoulder. Leora appeared overjoyed, wrapping her arms around the cat’s neck and hugging him with a graceful passion.</text:span></text:p>
      <text:p text:style-name="P1"><text:soft-page-break/><text:span text:style-name="T3"><text:tab/>“Thank you so much! Thank you – thank you – thank you!” she yipped eagerly, as Lucius embraced her in kind, closing his eyes as he felt a reprieve in his heart from isolatio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Liberation Serif2" svg:font-family="'Liberation Serif'"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2pt" fo:language="en" fo:country="US" style:letter-kerning="true" style:font-name-asian="Liberation Serif2" style:font-family-asian="'Liberation Serif'" style:font-family-generic-asian="system" style:font-pitch-asian="variable" style:font-size-asian="12pt" style:language-asian="hi" style:country-asian="IN" style:font-name-complex="Liberation Serif2"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text-properties style:language-asian="ar" style:country-asian="SA"/>
    </style:style>
    <style:style style:name="List" style:family="paragraph" style:parent-style-name="Text_20_body" style:default-outline-level="" style:class="list">
      <style:paragraph-properties fo:margin-top="0in" fo:margin-bottom="0.0972in" loext:contextual-spacing="false" fo:line-height="115%"/>
      <style:text-properties style:language-asian="ar" style:country-asian="SA"/>
    </style:style>
    <style:style style:name="Caption" style:family="paragraph" style:parent-style-name="Standard" style:default-outline-level="" style:class="extra">
      <style:paragraph-properties fo:margin-top="0.0835in" fo:margin-bottom="0.0835in" loext:contextual-spacing="false"/>
      <style:text-properties fo:font-style="italic" style:font-style-asian="italic" style:font-style-complex="italic"/>
    </style:style>
    <style:style style:name="Index" style:family="paragraph" style:parent-style-name="Standard" style:default-outline-level="" style:class="index">
      <style:text-properties style:language-asian="ar" style:country-asian="SA"/>
    </style:style>
    <style:style style:name="Heading_20_2" style:display-name="Heading 2" style:family="paragraph" style:parent-style-name="Heading" style:default-outline-level="" style:class="text">
      <style:paragraph-properties fo:margin-top="0.139in" fo:margin-bottom="0.0835in" loext:contextual-spacing="false" fo:keep-with-next="always"/>
      <style:text-properties style:font-name="Liberation Serif1" fo:font-family="'Liberation Serif'" style:font-family-generic="swiss" style:font-pitch="variable" fo:font-size="18pt" fo:font-weight="bold" style:font-size-asian="18pt" style:language-asian="ar" style:country-asian="SA" style:font-weight-asian="bold" style:font-size-complex="18pt" style:font-weight-complex="bold"/>
    </style:style>
    <style:style style:name="DocumentMap" style:family="paragraph" style:default-outline-level="">
      <style:paragraph-properties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2pt" fo:language="en" fo:country="US" style:letter-kerning="true" style:font-name-asian="Liberation Serif2" style:font-family-asian="'Liberation Serif'" style:font-family-generic-asian="system" style:font-pitch-asian="variable" style:font-size-asian="12pt" style:language-asian="hi" style:country-asian="IN" style:font-name-complex="Liberation Serif2" style:font-family-complex="'Liberation Serif'" style:font-family-generic-complex="system" style:font-pitch-complex="variable" style:font-size-complex="12pt" fo:hyphenate="false" fo:hyphenation-remain-char-count="2" fo:hyphenation-push-char-count="2"/>
    </style:style>
    <style:style style:name="caption" style:family="paragraph" style:parent-style-name="Standard" style:default-outline-level="">
      <style:paragraph-properties fo:margin-top="0.0835in" fo:margin-bottom="0.0835in" loext:contextual-spacing="false"/>
      <style:text-properties fo:font-style="italic" style:language-asian="ar" style:country-asian="SA" style:font-style-asian="italic"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icrosoft Office User</meta:initial-creator>
    <meta:creation-date>2020-02-10T09:15:00</meta:creation-date>
    <dc:date>2020-02-16T12:32:00</dc:date>
    <meta:print-date>2020-02-11T14:57:00</meta:print-date>
    <meta:document-statistic meta:table-count="0" meta:image-count="0" meta:object-count="0" meta:page-count="3" meta:paragraph-count="52" meta:word-count="2292" meta:character-count="12994" meta:non-whitespace-character-count="10692"/>
    <meta:generator>LibreOffice/6.3.5.2$Linux_X86_64 LibreOffice_project/30$Build-2</meta:generator>
    <meta:user-defined meta:name="Operator">Microsoft Office User</meta:user-defined>
  </office:meta>
</office:document-meta>
</file>